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bf8" officeooo:paragraph-rsid="0020d511"/>
    </style:style>
    <style:style style:name="P2" style:family="paragraph" style:parent-style-name="Standard">
      <style:text-properties officeooo:rsid="001e0d56" officeooo:paragraph-rsid="0033cf90"/>
    </style:style>
    <style:style style:name="P3" style:family="paragraph" style:parent-style-name="Standard">
      <style:text-properties officeooo:rsid="0021ff9b" officeooo:paragraph-rsid="0021ff9b"/>
    </style:style>
    <style:style style:name="P4" style:family="paragraph" style:parent-style-name="Standard">
      <style:text-properties officeooo:rsid="0023038b" officeooo:paragraph-rsid="0023038b"/>
    </style:style>
    <style:style style:name="P5" style:family="paragraph" style:parent-style-name="Standard">
      <style:text-properties officeooo:rsid="00247b62" officeooo:paragraph-rsid="00247b62"/>
    </style:style>
    <style:style style:name="P6" style:family="paragraph" style:parent-style-name="Standard">
      <style:text-properties officeooo:rsid="00247b62" officeooo:paragraph-rsid="00253b82"/>
    </style:style>
    <style:style style:name="P7" style:family="paragraph" style:parent-style-name="Standard">
      <style:text-properties officeooo:rsid="0027e36b" officeooo:paragraph-rsid="0027e36b"/>
    </style:style>
    <style:style style:name="P8" style:family="paragraph" style:parent-style-name="Standard">
      <style:text-properties officeooo:rsid="00298d7f" officeooo:paragraph-rsid="00298d7f"/>
    </style:style>
    <style:style style:name="P9" style:family="paragraph" style:parent-style-name="Standard">
      <style:text-properties officeooo:rsid="002df7d3" officeooo:paragraph-rsid="002df7d3"/>
    </style:style>
    <style:style style:name="P10" style:family="paragraph" style:parent-style-name="Standard">
      <style:text-properties officeooo:rsid="002df7d3" officeooo:paragraph-rsid="002e0697"/>
    </style:style>
    <style:style style:name="P11" style:family="paragraph" style:parent-style-name="Standard">
      <style:text-properties officeooo:rsid="002e0697" officeooo:paragraph-rsid="002e0697"/>
    </style:style>
    <style:style style:name="P12" style:family="paragraph" style:parent-style-name="Standard">
      <style:text-properties officeooo:rsid="002e0697" officeooo:paragraph-rsid="002ffbf3"/>
    </style:style>
    <style:style style:name="P13" style:family="paragraph" style:parent-style-name="Standard">
      <style:text-properties officeooo:rsid="002e76fd" officeooo:paragraph-rsid="0034e903"/>
    </style:style>
    <style:style style:name="P14" style:family="paragraph" style:parent-style-name="Standard">
      <style:text-properties officeooo:rsid="0037afb4" officeooo:paragraph-rsid="0037afb4"/>
    </style:style>
    <style:style style:name="P15" style:family="paragraph" style:parent-style-name="Standard">
      <style:text-properties officeooo:rsid="002acd43" officeooo:paragraph-rsid="002acd43"/>
    </style:style>
    <style:style style:name="P16" style:family="paragraph" style:parent-style-name="Standard">
      <style:text-properties officeooo:rsid="00247b62" officeooo:paragraph-rsid="00424543"/>
    </style:style>
    <style:style style:name="P17" style:family="paragraph" style:parent-style-name="Standard">
      <style:text-properties officeooo:rsid="003f1a5e" officeooo:paragraph-rsid="003f1a5e"/>
    </style:style>
    <style:style style:name="P18" style:family="paragraph" style:parent-style-name="Standard">
      <style:text-properties officeooo:rsid="003a9ce2" officeooo:paragraph-rsid="0040fd59"/>
    </style:style>
    <style:style style:name="P19" style:family="paragraph" style:parent-style-name="Standard">
      <style:text-properties officeooo:rsid="003a9ce2" officeooo:paragraph-rsid="0056bff5"/>
    </style:style>
    <style:style style:name="P20" style:family="paragraph" style:parent-style-name="Standard">
      <style:text-properties officeooo:rsid="0023038b" officeooo:paragraph-rsid="0040fd59"/>
    </style:style>
    <style:style style:name="P21" style:family="paragraph" style:parent-style-name="Standard">
      <style:text-properties officeooo:rsid="0023038b" officeooo:paragraph-rsid="00424543"/>
    </style:style>
    <style:style style:name="P22" style:family="paragraph" style:parent-style-name="Standard">
      <style:text-properties officeooo:rsid="0027e36b" officeooo:paragraph-rsid="00424543"/>
    </style:style>
    <style:style style:name="P23" style:family="paragraph" style:parent-style-name="Standard">
      <style:text-properties officeooo:rsid="002e76fd" officeooo:paragraph-rsid="0048c6bc"/>
    </style:style>
    <style:style style:name="P24" style:family="paragraph" style:parent-style-name="Standard">
      <style:text-properties officeooo:rsid="002df7d3" officeooo:paragraph-rsid="0048c6bc"/>
    </style:style>
    <style:style style:name="P25" style:family="paragraph" style:parent-style-name="Standard">
      <style:text-properties officeooo:rsid="002df7d3" officeooo:paragraph-rsid="0051746e"/>
    </style:style>
    <style:style style:name="P26" style:family="paragraph" style:parent-style-name="Standard">
      <style:text-properties officeooo:rsid="002e0697" officeooo:paragraph-rsid="0048c6bc"/>
    </style:style>
    <style:style style:name="P27" style:family="paragraph" style:parent-style-name="Standard">
      <style:text-properties officeooo:rsid="004c40f3" officeooo:paragraph-rsid="004c40f3"/>
    </style:style>
    <style:style style:name="P28" style:family="paragraph" style:parent-style-name="Standard">
      <style:text-properties officeooo:rsid="0052b4e1" officeooo:paragraph-rsid="0052b4e1"/>
    </style:style>
    <style:style style:name="P29" style:family="paragraph" style:parent-style-name="Standard">
      <style:text-properties officeooo:paragraph-rsid="0054aa70"/>
    </style:style>
    <style:style style:name="P30" style:family="paragraph" style:parent-style-name="Standard">
      <style:text-properties officeooo:paragraph-rsid="005621cb"/>
    </style:style>
    <style:style style:name="P31" style:family="paragraph" style:parent-style-name="Standard">
      <style:text-properties officeooo:paragraph-rsid="0056ba64"/>
    </style:style>
    <style:style style:name="P32" style:family="paragraph" style:parent-style-name="Standard">
      <style:text-properties officeooo:paragraph-rsid="0056ba97"/>
    </style:style>
    <style:style style:name="P33" style:family="paragraph" style:parent-style-name="Standard">
      <style:text-properties officeooo:paragraph-rsid="005c1fc8"/>
    </style:style>
    <style:style style:name="T1" style:family="text">
      <style:text-properties officeooo:rsid="00247b62"/>
    </style:style>
    <style:style style:name="T2" style:family="text">
      <style:text-properties officeooo:rsid="00253b82"/>
    </style:style>
    <style:style style:name="T3" style:family="text">
      <style:text-properties officeooo:rsid="00261b40"/>
    </style:style>
    <style:style style:name="T4" style:family="text">
      <style:text-properties officeooo:rsid="0027e36b"/>
    </style:style>
    <style:style style:name="T5" style:family="text">
      <style:text-properties officeooo:rsid="00298d7f"/>
    </style:style>
    <style:style style:name="T6" style:family="text">
      <style:text-properties officeooo:rsid="002a1e9a"/>
    </style:style>
    <style:style style:name="T7" style:family="text">
      <style:text-properties officeooo:rsid="002acd43"/>
    </style:style>
    <style:style style:name="T8" style:family="text">
      <style:text-properties officeooo:rsid="002bd591"/>
    </style:style>
    <style:style style:name="T9" style:family="text">
      <style:text-properties officeooo:rsid="002df7d3"/>
    </style:style>
    <style:style style:name="T10" style:family="text">
      <style:text-properties officeooo:rsid="002e0697"/>
    </style:style>
    <style:style style:name="T11" style:family="text">
      <style:text-properties officeooo:rsid="002ffbf3"/>
    </style:style>
    <style:style style:name="T12" style:family="text">
      <style:text-properties officeooo:rsid="003157c1"/>
    </style:style>
    <style:style style:name="T13" style:family="text">
      <style:text-properties officeooo:rsid="0033cf90"/>
    </style:style>
    <style:style style:name="T14" style:family="text">
      <style:text-properties officeooo:rsid="0034e903"/>
    </style:style>
    <style:style style:name="T15" style:family="text">
      <style:text-properties officeooo:rsid="0035f7ee"/>
    </style:style>
    <style:style style:name="T16" style:family="text">
      <style:text-properties officeooo:rsid="00373cdf"/>
    </style:style>
    <style:style style:name="T17" style:family="text">
      <style:text-properties officeooo:rsid="003799be"/>
    </style:style>
    <style:style style:name="T18" style:family="text">
      <style:text-properties officeooo:rsid="003a9ce2"/>
    </style:style>
    <style:style style:name="T19" style:family="text">
      <style:text-properties officeooo:rsid="003e2a67"/>
    </style:style>
    <style:style style:name="T20" style:family="text">
      <style:text-properties officeooo:rsid="0040fd5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0fd59" style:font-weight-asian="bold" style:font-weight-complex="bold"/>
    </style:style>
    <style:style style:name="T23" style:family="text">
      <style:text-properties fo:font-weight="bold" officeooo:rsid="00247b62" style:font-weight-asian="bold" style:font-weight-complex="bold"/>
    </style:style>
    <style:style style:name="T24" style:family="text">
      <style:text-properties fo:font-weight="bold" officeooo:rsid="002bd591" style:font-weight-asian="bold" style:font-weight-complex="bold"/>
    </style:style>
    <style:style style:name="T25" style:family="text">
      <style:text-properties fo:font-weight="bold" officeooo:rsid="003799be" style:font-weight-asian="bold" style:font-weight-complex="bold"/>
    </style:style>
    <style:style style:name="T26" style:family="text">
      <style:text-properties fo:font-weight="bold" officeooo:rsid="002ffbf3" style:font-weight-asian="bold" style:font-weight-complex="bold"/>
    </style:style>
    <style:style style:name="T27" style:family="text">
      <style:text-properties fo:font-weight="bold" officeooo:rsid="00464a53" style:font-weight-asian="bold" style:font-weight-complex="bold"/>
    </style:style>
    <style:style style:name="T28" style:family="text">
      <style:text-properties fo:font-weight="bold" officeooo:rsid="0048c6bc" style:font-weight-asian="bold" style:font-weight-complex="bold"/>
    </style:style>
    <style:style style:name="T29" style:family="text">
      <style:text-properties fo:font-weight="bold" officeooo:rsid="004c40f3" style:font-weight-asian="bold" style:font-weight-complex="bold"/>
    </style:style>
    <style:style style:name="T30" style:family="text">
      <style:text-properties fo:font-weight="bold" officeooo:rsid="0052b4e1" style:font-weight-asian="bold" style:font-weight-complex="bold"/>
    </style:style>
    <style:style style:name="T31" style:family="text">
      <style:text-properties fo:font-weight="bold" officeooo:rsid="0054aa70" style:font-weight-asian="bold" style:font-weight-complex="bold"/>
    </style:style>
    <style:style style:name="T32" style:family="text">
      <style:text-properties fo:font-weight="bold" officeooo:rsid="005621cb" style:font-weight-asian="bold" style:font-weight-complex="bold"/>
    </style:style>
    <style:style style:name="T33" style:family="text">
      <style:text-properties fo:font-weight="bold" officeooo:rsid="0021cc05" style:font-weight-asian="bold" style:font-weight-complex="bold"/>
    </style:style>
    <style:style style:name="T34" style:family="text">
      <style:text-properties fo:font-weight="bold" officeooo:rsid="002acd43" style:font-weight-asian="bold" style:font-weight-complex="bold"/>
    </style:style>
    <style:style style:name="T35" style:family="text">
      <style:text-properties fo:font-weight="bold" officeooo:rsid="00373cdf" style:font-weight-asian="bold" style:font-weight-complex="bold"/>
    </style:style>
    <style:style style:name="T36" style:family="text">
      <style:text-properties fo:font-weight="bold" officeooo:rsid="005c1fc8" style:font-weight-asian="bold" style:font-weight-complex="bold"/>
    </style:style>
    <style:style style:name="T37" style:family="text">
      <style:text-properties officeooo:rsid="00464a53"/>
    </style:style>
    <style:style style:name="T38" style:family="text">
      <style:text-properties officeooo:rsid="00477a9e"/>
    </style:style>
    <style:style style:name="T39" style:family="text">
      <style:text-properties officeooo:rsid="0048c6bc"/>
    </style:style>
    <style:style style:name="T40" style:family="text">
      <style:text-properties officeooo:rsid="004a5cd5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54aa70" style:font-weight-asian="normal" style:font-weight-complex="normal"/>
    </style:style>
    <style:style style:name="T43" style:family="text">
      <style:text-properties fo:font-weight="normal" officeooo:rsid="005621cb" style:font-weight-asian="normal" style:font-weight-complex="normal"/>
    </style:style>
    <style:style style:name="T44" style:family="text">
      <style:text-properties fo:font-weight="normal" officeooo:rsid="0056ba97" style:font-weight-asian="normal" style:font-weight-complex="normal"/>
    </style:style>
    <style:style style:name="T45" style:family="text">
      <style:text-properties fo:font-weight="normal" officeooo:rsid="0056bff5" style:font-weight-asian="normal" style:font-weight-complex="normal"/>
    </style:style>
    <style:style style:name="T46" style:family="text">
      <style:text-properties fo:font-weight="normal" officeooo:rsid="005c1fc8" style:font-weight-asian="normal" style:font-weight-complex="normal"/>
    </style:style>
    <style:style style:name="T47" style:family="text">
      <style:text-properties officeooo:rsid="0051746e"/>
    </style:style>
    <style:style style:name="T48" style:family="text">
      <style:text-properties officeooo:rsid="005229c6"/>
    </style:style>
    <style:style style:name="T49" style:family="text">
      <style:text-properties officeooo:rsid="005621cb"/>
    </style:style>
    <style:style style:name="T50" style:family="text">
      <style:text-properties officeooo:rsid="0056ba97"/>
    </style:style>
    <style:style style:name="T51" style:family="text">
      <style:text-properties officeooo:rsid="0056bff5"/>
    </style:style>
    <style:style style:name="T52" style:family="text">
      <style:text-properties officeooo:rsid="0021cc05"/>
    </style:style>
    <style:style style:name="T53" style:family="text">
      <style:text-properties officeooo:rsid="00576540"/>
    </style:style>
    <style:style style:name="T54" style:family="text">
      <style:text-properties officeooo:rsid="005c1f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Показывается сцена <text:span text:style-name="T10">с закрытыми занавесками, где стоит </text:span><text:span text:style-name="T28">Pawk</text:span><text:span text:style-name="T39">(земнопони, </text:span><text:span text:style-name="T40">без кьютимарки</text:span><text:span text:style-name="T39">)</text:span>*</text:p>
      <text:p text:style-name="P24"><text:span text:style-name="T10">*</text:span><text:span text:style-name="T28">Pawk</text:span><text:span text:style-name="T10">(в роли комментатора): Найтмер напала на </text:span><text:span text:style-name="T28">NightFall</text:span>, <text:span text:style-name="T10">но нашлись те, кто встал на его защиту!</text:span></text:p>
      <text:p text:style-name="P24"/>
      <text:p text:style-name="P27">( <text:span text:style-name="T21">Flint – </text:span><text:span text:style-name="T41">единорог с кьютимаркой искры огня</text:span><text:span text:style-name="T21">)</text:span></text:p>
      <text:p text:style-name="P28"><text:span text:style-name="T21">( <text:s/>Steel – </text:span><text:span text:style-name="T41">пегас с кьютимаркой стального крыла</text:span><text:span text:style-name="T21">)</text:span></text:p>
      <text:p text:style-name="P29"><text:span text:style-name="T31">(</text:span><text:span text:style-name="Strong_20_Emphasis">Dreamflight</text:span><text:span text:style-name="Strong_20_Emphasis"><text:span text:style-name="T31"> – </text:span></text:span><text:span text:style-name="Strong_20_Emphasis"><text:span text:style-name="T42">пегас без кьютимарки</text:span></text:span><text:span text:style-name="Strong_20_Emphasis"><text:span text:style-name="T31">)</text:span></text:span></text:p>
      <text:p text:style-name="P30"><text:span text:style-name="Strong_20_Emphasis"><text:span text:style-name="T32">( </text:span></text:span><text:span text:style-name="Strong_20_Emphasis"><text:span text:style-name="T49">Grimsey –</text:span></text:span><text:span text:style-name="Strong_20_Emphasis"><text:span text:style-name="T32"> </text:span></text:span><text:span text:style-name="Strong_20_Emphasis"><text:span text:style-name="T43">единорог без кьютимарки)</text:span></text:span></text:p>
      <text:p text:style-name="P32"><text:span text:style-name="Strong_20_Emphasis"><text:span text:style-name="T44">( </text:span></text:span><text:span text:style-name="Strong_20_Emphasis"><text:span text:style-name="T50">Марigold –</text:span></text:span><text:span text:style-name="Strong_20_Emphasis"><text:span text:style-name="T44"> земнопони без кьютимарки)</text:span></text:span></text:p>
      <text:p text:style-name="P33"><text:span text:style-name="Strong_20_Emphasis"><text:span text:style-name="T46">( </text:span></text:span><text:span text:style-name="Strong_20_Emphasis"><text:span text:style-name="T54">Rowan –</text:span></text:span><text:span text:style-name="Strong_20_Emphasis"><text:span text:style-name="T46"> земнопони без кьютимарки брат </text:span></text:span><text:span text:style-name="Strong_20_Emphasis"><text:span text:style-name="T36">Mapigold</text:span></text:span><text:span text:style-name="Strong_20_Emphasis"><text:span text:style-name="T46">)</text:span></text:span></text:p>
      <text:p text:style-name="P10"/>
      <text:p text:style-name="P23">* <text:span text:style-name="T28">Pawk</text:span><text:span text:style-name="T9"> </text:span>уходит со сцены и открываются занавески*</text:p>
      <text:p text:style-name="P10"/>
      <text:p text:style-name="P10">*Хором*:<text:span text:style-name="T29">Flint</text:span> и <text:span text:style-name="T30">Steel</text:span>: Мы не позволим тебе напасть на <text:span text:style-name="T28">NightFall!</text:span></text:p>
      <text:p text:style-name="P9"><text:span text:style-name="Strong_20_Emphasis">Grimsey</text:span>(одетый в <text:span text:style-name="T21">Найтмер</text:span>): Вам не одолеть меня и мою армию! Я сожгу до тла этот город и его жителей!</text:p>
      <text:p text:style-name="P9"/>
      <text:p text:style-name="P26">*Закрываются занавески <text:span text:style-name="T11">и </text:span><text:span text:style-name="T12">на сцену </text:span><text:span text:style-name="T11">выходит </text:span><text:span text:style-name="T28">Pawk</text:span><text:span text:style-name="T11">*</text:span></text:p>
      <text:p text:style-name="P12"/>
      <text:p text:style-name="P23"><text:span text:style-name="T28">Pawk</text:span><text:span text:style-name="T9">: </text:span><text:span text:style-name="T13">В это время</text:span><text:span text:style-name="T11"> самый быстрый </text:span><text:span text:style-name="T13">маленький </text:span><text:span text:style-name="T11">пони стремительно, </text:span><text:span text:style-name="T13">как никогда ранее,</text:span><text:span text:style-name="T11"> нёсся к солдатам </text:span><text:span text:style-name="T26">Селестии</text:span><text:span text:style-name="T11">.</text:span></text:p>
      <text:p text:style-name="P11"/>
      <text:p text:style-name="P23">* <text:span text:style-name="T28">Pawk</text:span><text:span text:style-name="T9"> </text:span>уходит со сцены и открываются занавески*</text:p>
      <text:p text:style-name="P9"/>
      <text:p text:style-name="P29"><text:span text:style-name="T9">*</text:span><text:span text:style-name="Strong_20_Emphasis">Dreamflight</text:span><text:span text:style-name="T9"> </text:span><text:span text:style-name="T48">летит</text:span><text:span text:style-name="T9"> к другим дет</text:span><text:span text:style-name="T10">ям</text:span><text:span text:style-name="T9"> со значками солнца*: На </text:span><text:span text:style-name="T28">NightFall</text:span><text:span text:style-name="T9"> напали!</text:span></text:p>
      <text:p text:style-name="P25"><text:span text:style-name="Strong_20_Emphasis">Марigold</text:span><text:span text:style-name="Strong_20_Emphasis"><text:span text:style-name="T45">(одетая в Селестию)</text:span></text:span> Скорее, мы должны <text:span text:style-name="T10">спасти </text:span><text:span text:style-name="T47">пони</text:span><text:span text:style-name="T10"> </text:span><text:span text:style-name="T28">NightFall</text:span>!</text:p>
      <text:p text:style-name="P9"/>
      <text:p text:style-name="P26">*Закрываются занавески <text:span text:style-name="T11">и </text:span><text:span text:style-name="T12">на сцену </text:span><text:span text:style-name="T11">выходит </text:span><text:span text:style-name="T28">Pawk</text:span><text:span text:style-name="T11">*</text:span></text:p>
      <text:p text:style-name="P23"><text:span text:style-name="T28">Pawk</text:span><text:span text:style-name="T9">: </text:span><text:span text:style-name="T14">Крепко держась друг за друга, в одиночку стояли на защите </text:span><text:span text:style-name="T37">города</text:span><text:span text:style-name="T9">. </text:span><text:span text:style-name="T15">Сражаясь целую ночь, те, до последнего бились, </text:span><text:span text:style-name="T16">пока не были побеждены прямо в тот момент, тогда когда армия </text:span><text:span text:style-name="T35">Селестии</text:span><text:span text:style-name="T16"> с нею во главе только-только подоспела.</text:span></text:p>
      <text:p text:style-name="P13"/>
      <text:p text:style-name="P23">* <text:span text:style-name="T28">Pawk</text:span><text:span text:style-name="T9"> </text:span>уходит со сцены и открываются занавески*</text:p>
      <text:p text:style-name="P11"/>
      <text:p text:style-name="P31"><text:span text:style-name="T10">*</text:span><text:span text:style-name="Strong_20_Emphasis">Grimsey</text:span><text:span text:style-name="T9">(одетый в Найтмер) </text:span><text:span text:style-name="T10">выстреливает конфети магией в сторону </text:span><text:span text:style-name="T29">Flint</text:span><text:span text:style-name="T9"> и </text:span><text:span text:style-name="T30">Steel</text:span><text:span text:style-name="T10">*</text:span></text:p>
      <text:p text:style-name="P33"><text:span text:style-name="T10">* </text:span><text:span text:style-name="T29">Flint</text:span><text:span text:style-name="T9"> и </text:span><text:span text:style-name="T30">Steel</text:span><text:span text:style-name="T9"> </text:span><text:span text:style-name="T10">падают и тут-же поспевают </text:span><text:span text:style-name="Strong_20_Emphasis"><text:span text:style-name="T51">999999</text:span></text:span><text:span text:style-name="T9">, </text:span><text:span text:style-name="T10">другие дети </text:span><text:span text:style-name="T17">и </text:span><text:span text:style-name="Strong_20_Emphasis"><text:span text:style-name="T54">Rowan </text:span></text:span><text:span text:style-name="T17">и </text:span><text:span text:style-name="Strong_20_Emphasis">Марigold</text:span><text:span text:style-name="T10">*</text:span></text:p>
      <text:p text:style-name="P33"><text:span text:style-name="Strong_20_Emphasis"><text:span text:style-name="T54">Rowan </text:span></text:span><text:span text:style-name="T17">и </text:span><text:span text:style-name="Strong_20_Emphasis">Марigold</text:span><text:span text:style-name="T17">(в облачении Селестии стоя друг на друге)</text:span><text:span text:style-name="T9">: </text:span><text:span text:style-name="T17">Тебе не победить!</text:span></text:p>
      <text:p text:style-name="P10"/>
      <text:p text:style-name="P26">*Закрываются занавески <text:span text:style-name="T11">и </text:span><text:span text:style-name="T12">на сцену </text:span><text:span text:style-name="T11">выходит </text:span><text:span text:style-name="T28">Pawk</text:span><text:span text:style-name="T11">*</text:span></text:p>
      <text:p text:style-name="P23"><text:span text:style-name="T28">Pawk</text:span><text:span text:style-name="T9">: </text:span><text:span text:style-name="T17">В то утро </text:span><text:span text:style-name="T25">Селестия</text:span><text:span text:style-name="T17"> победила </text:span><text:span text:style-name="T25">Найтмер</text:span><text:span text:style-name="T17"> и вся Эквестрия, как и </text:span><text:span text:style-name="T37">пони </text:span><text:span text:style-name="T27">Nightfall</text:span><text:span text:style-name="T9"> </text:span><text:span text:style-name="T17">были спасены. Хоть и, к сожалению, осталось неизвестным, кем были те двое, но их подвиг мы и </text:span><text:span text:style-name="T37">пони</text:span><text:span text:style-name="T17"> </text:span><text:span text:style-name="T27">Nightfall</text:span><text:span text:style-name="T9">, </text:span><text:span text:style-name="T17">никогда не забудем, их дело будет жить в наших сердцах! </text:span></text:p>
      <text:p text:style-name="P2"/>
      <text:p text:style-name="P14">*Показываются <text:span text:style-name="T21">Кайденс</text:span> и подходящаяя к ней <text:span text:style-name="T21">Тия</text:span>. стоящие в стороне от сцены*</text:p>
      <text:p text:style-name="P14"/>
      <text:p text:style-name="P1"><text:span text:style-name="T24">Тия</text:span><text:span text:style-name="T8">: </text:span>Всё никак не можешь забыть его?</text:p>
      <text:p text:style-name="P1"><text:span text:style-name="T24">Кайденс</text:span><text:span text:style-name="T8">: </text:span>Я помню каждого из них и никогда не забуду и мгновения проведённые с каждым! (I remember all of them and never forget any moment with loved ones!)</text:p>
      <text:p text:style-name="P1"/>
      <text:p text:style-name="P7">*<text:span text:style-name="T22">Eternwing</text:span><text:span text:style-name="T20">(вечнокрыл)</text:span><text:span text:style-name="T1"> </text:span>пегас*</text:p>
      <text:p text:style-name="P1"/>
      <text:p text:style-name="P3"><text:soft-page-break/>*Показывается сцена прошлого*</text:p>
      <text:p text:style-name="P19"><text:span text:style-name="T33">Whispersong</text:span>: Слишком тихо, для ночного городка!</text:p>
      <text:p text:style-name="P3">*<text:span text:style-name="T21">Кайденс</text:span> запускает фейверк в воздух*</text:p>
      <text:p text:style-name="P3"><text:span text:style-name="T21">Найтмер Мун</text:span>: *Озлоблённо и рупором* ЗАСАДА!</text:p>
      <text:p text:style-name="P19"><text:span text:style-name="T33">Whispersong</text:span>: Кайденс взяли за крылья! И её крылья вон в том амбаре!</text:p>
      <text:p text:style-name="P3"><text:span text:style-name="T21">Найтмер Мун</text:span>: <text:span text:style-name="T18">*Рупором* ЗА ПРЕДАТЕЛЬСТВО ВЫРЫВАЮТ КРЫЛЬЯ! </text:span></text:p>
      <text:p text:style-name="P18">*<text:span text:style-name="T21">Найтмер</text:span> говоря это повернулась к амбару, <text:span text:style-name="T21">Кайденс</text:span> увидела в амбаре <text:span text:style-name="T22">Eternwing</text:span><text:span text:style-name="T1"> </text:span>и встрепенулась*</text:p>
      <text:p text:style-name="P4">*Показывается как <text:span text:style-name="T21">Найтмер</text:span> стреляет в <text:span text:style-name="T18">амбар</text:span> и <text:span text:style-name="T21">Кайденс</text:span> подставляется под этот снаряд, чтобы защитить его*</text:p>
      <text:p text:style-name="P4">*В этот момент отряд <text:span text:style-name="T21">Селестии</text:span> появляется, готовый к бою и сражается с <text:span text:style-name="T21">Найтмер</text:span>*</text:p>
      <text:p text:style-name="P20">*<text:span text:style-name="T1">На фоне идёт сражение, а крупным планом показывается сильно раненная </text:span><text:span text:style-name="T23">Кайденс</text:span><text:span text:style-name="T1"> и </text:span><text:span text:style-name="T22">Eternwing</text:span><text:span text:style-name="T1">, стоящий рядом с ней</text:span>*</text:p>
      <text:p text:style-name="P21"><text:span text:style-name="T22">Eternwing</text:span><text:span text:style-name="T1">: </text:span><text:span text:style-name="T3">Я</text:span><text:span text:style-name="T1"> был не прав, говоря, что…</text:span></text:p>
      <text:p text:style-name="P5"><text:span text:style-name="T21">Кайденс</text:span>: Не <text:span text:style-name="T2">стоит</text:span>… <text:span text:style-name="T2">*кхе-кхе*</text:span> <text:span text:style-name="T2">Моя любовь к тебе сильна как и прежде!</text:span></text:p>
      <text:p text:style-name="P6"><text:span text:style-name="T21">Кайденс</text:span>: <text:span text:style-name="T2">Прости меня…</text:span></text:p>
      <text:p text:style-name="P21"><text:span text:style-name="T22">Eternwing</text:span><text:span text:style-name="T1">: </text:span><text:span text:style-name="T4">Ни за что! НАША любовь сильна друг к другу! </text:span><text:span text:style-name="T6">И она будет существовать вечно с НАМИ!</text:span></text:p>
      <text:p text:style-name="P22">* <text:span text:style-name="T22">Eternwing</text:span><text:span text:style-name="T1"> </text:span><text:span text:style-name="T5">взял в зубы какой-то светящийся артефакт и сам </text:span>начал светиться*</text:p>
      <text:p text:style-name="P8">*свет был настолько сильным, что заслонил собой весь экран и когда погас на копытах стояла <text:span text:style-name="T21">Аликорн Кайденс</text:span> без всяких ран, но она стояла уже одна*</text:p>
      <text:p text:style-name="P8"/>
      <text:p text:style-name="P15">*Обратно сцена с <text:span text:style-name="T21">Кайденс</text:span> и <text:span text:style-name="T21">Тией</text:span>*</text:p>
      <text:p text:style-name="P16"><text:span text:style-name="T21">Кайденс</text:span>: <text:span text:style-name="T19">Несмотря на то, что я сначала заняла не правильную сторону и т</text:span><text:span text:style-name="T53">ы это</text:span><text:span text:style-name="T19"> </text:span><text:span text:style-name="T53">мне </text:span><text:span text:style-name="T19">про</text:span><text:span text:style-name="T53">стила</text:span><text:span text:style-name="T19">… Я никогда не </text:span><text:span text:style-name="T38">прощу тебе</text:span><text:span text:style-name="T19">, </text:span><text:span text:style-name="T38">что</text:span><text:span text:style-name="T19"> ты хладнокровно воспользовалась </text:span><text:span text:style-name="T22">Eternwing</text:span>, <text:span text:style-name="T7">чтобы заманить </text:span><text:span text:style-name="T34">Найтмер</text:span><text:span text:style-name="T7"> в ловушку.</text:span><text:span text:style-name="T19"> </text:span></text:p>
      <text:p text:style-name="P17">*<text:span text:style-name="T21">Кайденс</text:span> уходит в сторону от <text:span text:style-name="T21">Селестии</text:span>*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5-11-19T21:25:08.071830415</dc:date>
    <meta:editing-duration>PT2H56M50S</meta:editing-duration>
    <meta:editing-cycles>65</meta:editing-cycles>
    <meta:document-statistic meta:table-count="0" meta:image-count="0" meta:object-count="0" meta:page-count="2" meta:paragraph-count="47" meta:word-count="553" meta:character-count="3501" meta:non-whitespace-character-count="2985"/>
  </office:meta>
</office:document-meta>
</file>